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Source_20_Text">unrate['MONTH'] = unrate['DATE'].dt.month</text:span></text:p>
      <text:p text:style-name="P1">Voici le code qui vous permet de créer la colonne 'MONTH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8:29:00.556697012</meta:creation-date>
    <dc:date>2021-04-28T18:30:02.728382764</dc:date>
    <meta:editing-duration>PT1M3S</meta:editing-duration>
    <meta:editing-cycles>1</meta:editing-cycles>
    <meta:document-statistic meta:table-count="0" meta:image-count="0" meta:object-count="0" meta:page-count="1" meta:paragraph-count="2" meta:word-count="14" meta:character-count="98" meta:non-whitespace-character-count="86"/>
    <meta:generator>LibreOffice/6.0.7.3$Linux_X86_64 LibreOffice_project/00m0$Build-3</meta:generator>
  </office:meta>
</office:document-meta>
</file>